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5">
      <style:paragraph-properties fo:text-align="start" style:justify-single-word="false"/>
    </style:style>
    <style:style style:name="P5" style:family="paragraph" style:parent-style-name="Standard" style:list-style-name="L6">
      <style:paragraph-properties fo:text-align="start" style:justify-single-word="false"/>
    </style:style>
    <style:style style:name="P6" style:family="paragraph" style:parent-style-name="Standard" style:list-style-name="L7">
      <style:paragraph-properties fo:text-align="start" style:justify-single-word="false"/>
    </style:style>
    <style:style style:name="P7" style:family="paragraph" style:parent-style-name="Standard" style:list-style-name="L8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Capstone Proposal</text:p>
      <text:p text:style-name="P1">George Wood</text:p>
      <text:p text:style-name="P1">10/4/17</text:p>
      <text:p text:style-name="P1"/>
      <text:list xml:id="list9102201437861789363" text:style-name="L2">
        <text:list-item>
          <text:p text:style-name="P3">Summary</text:p>
        </text:list-item>
      </text:list>
      <text:list xml:id="list7507731161400767200" text:style-name="L7">
        <text:list-item>
          <text:p text:style-name="P6">Implement cybersecurity algorithm in C++ (self-written code, with few to no external packages/libraries) in a pogram allowing use of the algorithm by any user, regardless of familiarity with the field</text:p>
        </text:list-item>
        <text:list-item>
          <text:p text:style-name="P6">Include thin GUI for ease of use</text:p>
        </text:list-item>
        <text:list-item>
          <text:p text:style-name="P6">Writeup with summary of methods used, challenges encountered, explanation of the algorithm, and complexity analysis for my particular implementation</text:p>
          <text:list>
            <text:list-item>
              <text:p text:style-name="P6">Implement cognitive science in writeup to satisfy cognitive science minor</text:p>
            </text:list-item>
          </text:list>
        </text:list-item>
        <text:list-item>
          <text:p text:style-name="P6">Potentially include data processing for data other than text (i.e. images, audio)</text:p>
        </text:list-item>
        <text:list-item>
          <text:p text:style-name="P6">Potentially include communication between computers (i.e. sending encrypted messages across a network, or requiring the presence of multiple systems to access a shared secret)</text:p>
        </text:list-item>
      </text:list>
      <text:list xml:id="list3041242905607066294" text:style-name="L5">
        <text:list-item>
          <text:list>
            <text:list-header>
              <text:p text:style-name="P4"/>
            </text:list-header>
          </text:list>
        </text:list-item>
      </text:list>
      <text:list xml:id="list39208241" text:continue-list="list9102201437861789363" text:style-name="L2">
        <text:list-item>
          <text:p text:style-name="P3">Security Algorithm Possibilities</text:p>
        </text:list-item>
      </text:list>
      <text:list xml:id="list2120492446295082691" text:style-name="L6">
        <text:list-item>
          <text:p text:style-name="P5">Block Ciphers</text:p>
          <text:list>
            <text:list-item>
              <text:p text:style-name="P5">Include user options for key generation, direct plaintext i/o or file i/o, encryption decryption, and toggleable status messages (results after each block, etc.) </text:p>
            </text:list-item>
            <text:list-item>
              <text:p text:style-name="P5">Include functionality for various block cipher modes, including Electronic Codebook (ECB), Cipher Block Chaining (CBC), Cipher Feedback (CFB), and Output Feedback (OFB)</text:p>
            </text:list-item>
            <text:list-item>
              <text:p text:style-name="P5">Potential algorithms:</text:p>
              <text:list>
                <text:list-item>
                  <text:p text:style-name="P5">RSA</text:p>
                </text:list-item>
                <text:list-item>
                  <text:p text:style-name="P5">Twofish</text:p>
                </text:list-item>
              </text:list>
            </text:list-item>
          </text:list>
        </text:list-item>
        <text:list-item>
          <text:p text:style-name="P5">Secret Sharing</text:p>
          <text:list>
            <text:list-item>
              <text:p text:style-name="P5">Player presence determined either by files or over a network</text:p>
            </text:list-item>
            <text:list-item>
              <text:p text:style-name="P5">Include user options for verifying player presence, breaking secrets into shares, and rebuilding secrets from shares</text:p>
            </text:list-item>
            <text:list-item>
              <text:p text:style-name="P5">Include functionality for any valid numbers of players and threshold values, and both direct plaintext i/o and file i/o</text:p>
            </text:list-item>
          </text:list>
        </text:list-item>
        <text:list-item>
          <text:p text:style-name="P5">Stream Ciphers?</text:p>
        </text:list-item>
      </text:list>
      <text:p text:style-name="P2"/>
      <text:list xml:id="list39210454" text:continue-list="list39208241" text:style-name="L2">
        <text:list-item>
          <text:p text:style-name="P3">Cognitive Science Implementation</text:p>
        </text:list-item>
      </text:list>
      <text:list xml:id="list2544816897539631183" text:style-name="L8">
        <text:list-item>
          <text:p text:style-name="P7">Speaking with Dr. Garvey, he made it clear that including cognitive science in your capstone is not meant to be inhibition towards project selection. </text:p>
        </text:list-item>
        <text:list-item>
          <text:p text:style-name="P7">Likely would involve an analysis of why cryptographic algorithms are so difficult for humans to work with unless they use computers.</text:p>
          <text:list>
            <text:list-item>
              <text:p text:style-name="P7">Psychologically, could mention the limits on working memory, limits on true comprehension of large numbers, limits on pattern recognition, and limits on speed of mental comput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Wood</meta:initial-creator>
    <meta:creation-date>2017-10-03T17:59:06.98</meta:creation-date>
    <dc:date>2017-10-03T19:01:30.76</dc:date>
    <dc:creator>George Wood</dc:creator>
    <meta:editing-duration>PT47M1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6" meta:word-count="309" meta:character-count="2004"/>
  </office:meta>
</office:document-meta>
</file>